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400000004025262017456DCF7E.png" manifest:media-type="image/png"/>
  <manifest:file-entry manifest:full-path="Pictures/10000553000030FD000030FDF380B138A240FE3E.svg" manifest:media-type="image/svg+xml"/>
  <manifest:file-entry manifest:full-path="Pictures/10000001000001DA000001DAAD6D4639EF4BF0B3.png" manifest:media-type="image/png"/>
  <manifest:file-entry manifest:full-path="Pictures/1000152500000D5500000D55350555A9DF8893E6.svg" manifest:media-type="image/svg+xml"/>
  <manifest:file-entry manifest:full-path="Pictures/100000010000008100000081A917EDB1A775DD0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1.434cm"/>
    </style:style>
    <style:style style:name="Tabla1.B" style:family="table-column">
      <style:table-column-properties style:column-width="2.134cm"/>
    </style:style>
    <style:style style:name="Tabla1.C" style:family="table-column">
      <style:table-column-properties style:column-width="7.243cm"/>
    </style:style>
    <style:style style:name="Tabla1.D" style:family="table-column">
      <style:table-column-properties style:column-width="6.189cm"/>
    </style:style>
    <style:style style:name="Tabla1.A1" style:family="table-cell">
      <style:table-cell-properties style:vertical-align="middle" fo:padding="0cm" fo:border="none"/>
    </style:style>
    <style:style style:name="Tabla1.A2" style:family="table-cell">
      <style:table-cell-properties style:vertical-align="middle" fo:padding-left="0cm" fo:padding-right="0cm" fo:padding-top="0.423cm" fo:padding-bottom="0cm" fo:border-left="none" fo:border-right="none" fo:border-top="0.05pt solid #000000" fo:border-bottom="none"/>
    </style:style>
    <style:style style:name="Tabla2" style:family="table">
      <style:table-properties style:width="0.683cm" table:align="left"/>
    </style:style>
    <style:style style:name="Tabla2.A" style:family="table-column">
      <style:table-column-properties style:column-width="0.219cm"/>
    </style:style>
    <style:style style:name="Tabla2.B" style:family="table-column">
      <style:table-column-properties style:column-width="0.192cm"/>
    </style:style>
    <style:style style:name="Tabla2.C" style:family="table-column">
      <style:table-column-properties style:column-width="0.272cm"/>
    </style:style>
    <style:style style:name="Tabla2.A1" style:family="table-cell">
      <style:table-cell-properties style:vertical-align="middle" fo:padding="0cm" fo:border="none"/>
    </style:style>
    <style:style style:name="Tabla2.A2" style:family="table-cell">
      <style:table-cell-properties style:vertical-align="middle" fo:padding-left="0cm" fo:padding-right="0cm" fo:padding-top="0.423cm" fo:padding-bottom="0cm" fo:border-left="none" fo:border-right="none" fo:border-top="0.05pt solid #000000" fo:border-bottom="none"/>
    </style:style>
    <style:style style:name="Tabla3" style:family="table">
      <style:table-properties style:width="0.683cm" table:align="left"/>
    </style:style>
    <style:style style:name="Tabla3.A" style:family="table-column">
      <style:table-column-properties style:column-width="0.219cm"/>
    </style:style>
    <style:style style:name="Tabla3.B" style:family="table-column">
      <style:table-column-properties style:column-width="0.192cm"/>
    </style:style>
    <style:style style:name="Tabla3.C" style:family="table-column">
      <style:table-column-properties style:column-width="0.272cm"/>
    </style:style>
    <style:style style:name="Tabla3.A1" style:family="table-cell">
      <style:table-cell-properties style:vertical-align="middle" fo:padding="0cm" fo:border="none"/>
    </style:style>
    <style:style style:name="Tabla3.A2" style:family="table-cell">
      <style:table-cell-properties style:vertical-align="middle" fo:padding-left="0cm" fo:padding-right="0cm" fo:padding-top="0.423cm" fo:padding-bottom="0cm" fo:border-left="none" fo:border-right="none" fo:border-top="0.05pt solid #000000" fo:border-bottom="none"/>
    </style:style>
    <style:style style:name="P1" style:family="paragraph" style:parent-style-name="Header">
      <style:text-properties officeooo:rsid="0004e427" officeooo:paragraph-rsid="0004e427"/>
    </style:style>
    <style:style style:name="P2" style:family="paragraph" style:parent-style-name="Heading_20_2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5" style:family="paragraph" style:parent-style-name="Text_20_body">
      <style:paragraph-properties fo:margin-left="0cm" fo:margin-right="0cm" fo:text-indent="0cm" style:auto-text-indent="false"/>
    </style:style>
    <style:style style:name="P6" style:family="paragraph" style:parent-style-name="Heading_20_2">
      <style:paragraph-properties fo:margin-left="0cm" fo:margin-right="0cm" fo:margin-top="0cm" fo:margin-bottom="0cm" style:contextual-spacing="false" fo:text-indent="0cm" style:auto-text-indent="false" style:writing-mode="lr-tb"/>
      <style:text-properties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indent="0cm" style:auto-text-indent="false" style:writing-mode="lr-tb"/>
      <style:text-properties loext:padding="0cm" loext:border="none"/>
    </style:style>
    <style:style style:name="P8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="0cm" loext:border="none"/>
    </style:style>
    <style:style style:name="P10" style:family="paragraph" style:parent-style-name="Standard">
      <style:paragraph-properties fo:margin-left="0cm" fo:margin-right="0cm" fo:text-indent="0cm" style:auto-text-indent="false"/>
      <style:text-properties loext:padding="0cm" loext:border="none"/>
    </style:style>
    <style:style style:name="P11" style:family="paragraph" style:parent-style-name="Standard">
      <style:paragraph-properties fo:margin-left="0cm" fo:margin-right="0cm" fo:margin-top="0cm" fo:margin-bottom="0.499cm" style:contextual-spacing="false" fo:text-indent="0cm" style:auto-text-indent="false"/>
      <style:text-properties loext:padding="0cm" loext:border="none"/>
    </style:style>
    <style:style style:name="P12" style:family="paragraph" style:parent-style-name="Text_20_body">
      <style:paragraph-properties fo:margin-left="0.529cm" fo:margin-right="0cm" fo:margin-top="0cm" fo:margin-bottom="0cm" style:contextual-spacing="false" fo:text-indent="0cm" style:auto-text-indent="false"/>
      <style:text-properties loext:padding="0cm" loext:border="none"/>
    </style:style>
    <style:style style:name="P13" style:family="paragraph" style:parent-style-name="Table_20_Contents">
      <style:paragraph-properties fo:margin-left="0cm" fo:margin-right="0cm" fo:line-height="125%" fo:text-indent="0cm" style:auto-text-indent="false"/>
    </style:style>
    <style:style style:name="P14" style:family="paragraph" style:parent-style-name="Table_20_Contents">
      <style:paragraph-properties fo:line-height="125%"/>
    </style:style>
    <style:style style:name="P15" style:family="paragraph" style:parent-style-name="Table_20_Heading">
      <style:paragraph-properties fo:margin-left="0cm" fo:margin-right="0cm" fo:text-align="start" style:justify-single-word="false" fo:text-indent="0cm" style:auto-text-indent="false"/>
    </style:style>
    <style:style style:name="P16" style:family="paragraph" style:parent-style-name="Text_20_body">
      <style:text-properties officeooo:paragraph-rsid="000bcf16"/>
    </style:style>
    <style:style style:name="P17" style:family="paragraph" style:parent-style-name="Text_20_body">
      <style:paragraph-properties fo:margin-left="0cm" fo:margin-right="0cm" fo:margin-top="0cm" fo:margin-bottom="0cm" style:contextual-spacing="false" fo:text-indent="0cm" style:auto-text-indent="false" style:writing-mode="lr-tb"/>
      <style:text-properties loext:padding-left="0.049cm" loext:padding-right="0cm" loext:padding-top="0.049cm" loext:padding-bottom="0.049cm" loext:border-left="0.06pt solid #000000" loext:border-right="none" loext:border-top="0.06pt solid #000000" loext:border-bottom="0.06pt solid #000000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loext:padding-left="0.049cm" loext:padding-right="0cm" loext:padding-top="0.049cm" loext:padding-bottom="0.049cm" loext:border-left="0.06pt solid #000000" loext:border-right="none" loext:border-top="0.06pt solid #000000" loext:border-bottom="0.06pt solid #000000"/>
    </style:style>
    <style:style style:name="P19" style:family="paragraph" style:parent-style-name="Heading_20_1">
      <style:text-properties officeooo:rsid="0006d346" officeooo:paragraph-rsid="0006d346"/>
    </style:style>
    <style:style style:name="P20" style:family="paragraph" style:parent-style-name="Heading_20_1">
      <style:paragraph-properties fo:margin-left="0cm" fo:margin-right="0cm" fo:text-indent="0cm" style:auto-text-indent="false"/>
    </style:style>
    <style:style style:name="P21" style:family="paragraph" style:parent-style-name="Heading_20_2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22" style:family="paragraph" style:parent-style-name="Heading_20_2">
      <style:paragraph-properties fo:margin-left="0cm" fo:margin-right="0cm" fo:margin-top="0cm" fo:margin-bottom="0cm" style:contextual-spacing="false" fo:text-indent="0cm" style:auto-text-indent="false" style:writing-mode="lr-tb"/>
      <style:text-properties loext:padding="0cm" loext:border="none"/>
    </style:style>
    <style:style style:name="P23" style:family="paragraph" style:parent-style-name="Standard">
      <style:paragraph-properties fo:margin-left="0cm" fo:margin-right="0cm" fo:margin-top="0cm" fo:margin-bottom="0.247cm" style:contextual-spacing="false" fo:text-indent="0cm" style:auto-text-indent="false"/>
      <style:text-properties loext:padding="0cm" loext:border="none"/>
    </style:style>
    <style:style style:name="P24" style:family="paragraph" style:parent-style-name="Standard">
      <style:text-properties officeooo:paragraph-rsid="000bcf16"/>
    </style:style>
    <style:style style:name="P25" style:family="paragraph" style:parent-style-name="Table_20_Contents">
      <style:paragraph-properties fo:line-height="125%"/>
    </style:style>
    <style:style style:name="P26" style:family="paragraph" style:parent-style-name="Table_20_Contents">
      <style:paragraph-properties fo:margin-left="0cm" fo:margin-right="0cm" fo:line-height="125%" fo:text-indent="0cm" style:auto-text-indent="false"/>
    </style:style>
    <style:style style:name="P27" style:family="paragraph" style:parent-style-name="Table_20_Contents">
      <style:text-properties fo:font-size="2pt" style:font-size-asian="2pt" style:font-size-complex="2pt"/>
    </style:style>
    <style:style style:name="P28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29" style:family="paragraph" style:parent-style-name="Table_20_Heading">
      <style:paragraph-properties fo:margin-left="0cm" fo:margin-right="0cm" fo:text-align="start" style:justify-single-word="false" fo:text-indent="0cm" style:auto-text-indent="false"/>
    </style:style>
    <style:style style:name="P30" style:family="paragraph" style:parent-style-name="Table_20_Heading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31" style:family="paragraph" style:parent-style-name="Text_20_body" style:list-style-name="L1">
      <style:paragraph-properties fo:margin-left="0cm" fo:margin-right="0cm" fo:margin-top="0.106cm" fo:margin-bottom="0.106cm" style:contextual-spacing="false" fo:text-indent="0cm" style:auto-text-indent="false" style:writing-mode="lr-tb"/>
    </style:style>
    <style:style style:name="P32" style:family="paragraph" style:parent-style-name="Text_20_body" style:list-style-name="L2">
      <style:paragraph-properties fo:margin-left="0cm" fo:margin-right="0cm" fo:margin-top="0.106cm" fo:margin-bottom="0.106cm" style:contextual-spacing="false" fo:text-indent="0cm" style:auto-text-indent="false" style:writing-mode="lr-tb"/>
    </style:style>
    <style:style style:name="P33" style:family="paragraph" style:parent-style-name="Text_20_body" style:list-style-name="L3">
      <style:paragraph-properties fo:margin-left="0cm" fo:margin-right="0cm" fo:margin-top="0.106cm" fo:margin-bottom="0.106cm" style:contextual-spacing="false" fo:text-indent="0cm" style:auto-text-indent="false" style:writing-mode="lr-tb"/>
    </style:style>
    <style:style style:name="P34" style:family="paragraph" style:parent-style-name="Text_20_body" style:list-style-name="L4">
      <style:paragraph-properties fo:margin-left="0cm" fo:margin-right="0cm" fo:margin-top="0.106cm" fo:margin-bottom="0.106cm" style:contextual-spacing="false" fo:text-indent="0cm" style:auto-text-indent="false" style:writing-mode="lr-tb"/>
    </style:style>
    <style:style style:name="P35" style:family="paragraph" style:parent-style-name="Text_20_body" style:list-style-name="L5">
      <style:paragraph-properties fo:margin-left="0cm" fo:margin-right="0cm" fo:margin-top="0.106cm" fo:margin-bottom="0.106cm" style:contextual-spacing="false" fo:text-indent="0cm" style:auto-text-indent="false" style:writing-mode="lr-tb"/>
    </style:style>
    <style:style style:name="P36" style:family="paragraph" style:parent-style-name="Text_20_body" style:list-style-name="L6">
      <style:paragraph-properties fo:margin-left="0cm" fo:margin-right="0cm" fo:margin-top="0.106cm" fo:margin-bottom="0.106cm" style:contextual-spacing="false" fo:text-indent="0cm" style:auto-text-indent="false" style:writing-mode="lr-tb"/>
    </style:style>
    <style:style style:name="P37" style:family="paragraph" style:parent-style-name="Text_20_body" style:list-style-name="L7">
      <style:paragraph-properties fo:margin-left="0cm" fo:margin-right="0cm" fo:margin-top="0.106cm" fo:margin-bottom="0.106cm" style:contextual-spacing="false" fo:text-indent="0cm" style:auto-text-indent="false" style:writing-mode="lr-tb"/>
    </style:style>
    <style:style style:name="P38" style:family="paragraph" style:parent-style-name="Text_20_body" style:list-style-name="L8">
      <style:paragraph-properties fo:margin-left="0cm" fo:margin-right="0cm" fo:margin-top="0.106cm" fo:margin-bottom="0.106cm" style:contextual-spacing="false" fo:text-indent="0cm" style:auto-text-indent="false" style:writing-mode="lr-tb"/>
    </style:style>
    <style:style style:name="P39" style:family="paragraph" style:parent-style-name="Text_20_body" style:list-style-name="L9">
      <style:paragraph-properties fo:margin-left="0cm" fo:margin-right="0cm" fo:margin-top="0.106cm" fo:margin-bottom="0.106cm" style:contextual-spacing="false" fo:text-indent="0cm" style:auto-text-indent="false" style:writing-mode="lr-tb"/>
    </style:style>
    <style:style style:name="P40" style:family="paragraph" style:parent-style-name="Text_20_body" style:list-style-name="L10">
      <style:paragraph-properties fo:margin-left="0cm" fo:margin-right="0cm" fo:margin-top="0.106cm" fo:margin-bottom="0.106cm" style:contextual-spacing="false" fo:text-indent="0cm" style:auto-text-indent="false" style:writing-mode="lr-tb"/>
    </style:style>
    <style:style style:name="P41" style:family="paragraph" style:parent-style-name="Text_20_body" style:list-style-name="L11">
      <style:paragraph-properties fo:margin-left="0cm" fo:margin-right="0cm" fo:margin-top="0.106cm" fo:margin-bottom="0.106cm" style:contextual-spacing="false" fo:text-indent="0cm" style:auto-text-indent="false" style:writing-mode="lr-tb"/>
    </style:style>
    <style:style style:name="P42" style:family="paragraph" style:parent-style-name="Text_20_body" style:list-style-name="L12">
      <style:paragraph-properties fo:margin-left="0cm" fo:margin-right="0cm" fo:margin-top="0.106cm" fo:margin-bottom="0.106cm" style:contextual-spacing="false" fo:text-indent="0cm" style:auto-text-indent="false" style:writing-mode="lr-tb"/>
    </style:style>
    <style:style style:name="P43" style:family="paragraph" style:parent-style-name="Text_20_body" style:list-style-name="L13">
      <style:paragraph-properties fo:margin-left="0cm" fo:margin-right="0cm" fo:margin-top="0.106cm" fo:margin-bottom="0.106cm" style:contextual-spacing="false" fo:text-indent="0cm" style:auto-text-indent="false" style:writing-mode="lr-tb"/>
    </style:style>
    <style:style style:name="P44" style:family="paragraph" style:parent-style-name="Text_20_body" style:list-style-name="L14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45" style:family="paragraph" style:parent-style-name="Text_20_body" style:list-style-name="L14">
      <style:paragraph-properties fo:margin-left="0cm" fo:margin-right="0cm" fo:margin-top="0cm" fo:margin-bottom="0cm" style:contextual-spacing="false" fo:line-height="100%" fo:text-indent="0cm" style:auto-text-indent="false" style:writing-mode="lr-tb"/>
    </style:style>
    <style:style style:name="P46" style:family="paragraph" style:parent-style-name="Text_20_body" style:list-style-name="L15">
      <style:paragraph-properties fo:margin-left="0cm" fo:margin-right="0cm" fo:margin-top="0cm" fo:margin-bottom="0cm" style:contextual-spacing="false" fo:line-height="100%" fo:text-indent="0cm" style:auto-text-indent="false" style:writing-mode="lr-tb"/>
    </style:style>
    <style:style style:name="P47" style:family="paragraph" style:parent-style-name="Text_20_body" style:list-style-name="L17">
      <style:paragraph-properties fo:margin-left="0cm" fo:margin-right="0cm" fo:margin-top="0cm" fo:margin-bottom="0cm" style:contextual-spacing="false" fo:line-height="100%" fo:text-indent="0cm" style:auto-text-indent="false" style:writing-mode="lr-tb"/>
    </style:style>
    <style:style style:name="P48" style:family="paragraph" style:parent-style-name="Text_20_body" style:list-style-name="L14">
      <style:paragraph-properties fo:margin-left="0cm" fo:margin-right="0cm" fo:margin-top="0.212cm" fo:margin-bottom="0cm" style:contextual-spacing="false" fo:text-indent="0cm" style:auto-text-indent="false" style:writing-mode="lr-tb"/>
      <style:text-properties loext:padding="0cm" loext:border="none"/>
    </style:style>
    <style:style style:name="P49" style:family="paragraph" style:parent-style-name="Text_20_body" style:list-style-name="L15">
      <style:paragraph-properties fo:margin-left="0cm" fo:margin-right="0cm" fo:margin-top="0.212cm" fo:margin-bottom="0cm" style:contextual-spacing="false" fo:text-indent="0cm" style:auto-text-indent="false" style:writing-mode="lr-tb"/>
      <style:text-properties loext:padding="0cm" loext:border="none"/>
    </style:style>
    <style:style style:name="P50" style:family="paragraph" style:parent-style-name="Text_20_body" style:list-style-name="L17">
      <style:paragraph-properties fo:margin-left="0cm" fo:margin-right="0cm" fo:margin-top="0.212cm" fo:margin-bottom="0cm" style:contextual-spacing="false" fo:text-indent="0cm" style:auto-text-indent="false" style:writing-mode="lr-tb"/>
      <style:text-properties loext:padding="0cm" loext:border="none"/>
    </style:style>
    <style:style style:name="P51" style:family="paragraph" style:parent-style-name="Text_20_body" style:list-style-name="L22">
      <style:paragraph-properties fo:margin-left="0cm" fo:margin-right="0cm" fo:margin-top="0cm" fo:margin-bottom="0cm" style:contextual-spacing="false" fo:text-indent="0cm" style:auto-text-indent="false" style:writing-mode="lr-tb"/>
      <style:text-properties loext:padding="0cm" loext:border="none"/>
    </style:style>
    <style:style style:name="P52" style:family="paragraph" style:parent-style-name="Text_20_body" style:list-style-name="L23">
      <style:paragraph-properties fo:margin-left="0cm" fo:margin-right="0cm" fo:margin-top="0cm" fo:margin-bottom="0cm" style:contextual-spacing="false" fo:text-indent="0cm" style:auto-text-indent="false" style:writing-mode="lr-tb"/>
      <style:text-properties loext:padding="0cm" loext:border="none"/>
    </style:style>
    <style:style style:name="P53" style:family="paragraph" style:parent-style-name="Text_20_body">
      <style:paragraph-properties fo:margin-left="0.529cm" fo:margin-right="0cm" fo:margin-top="0cm" fo:margin-bottom="0cm" style:contextual-spacing="false" fo:text-indent="0cm" style:auto-text-indent="false"/>
      <style:text-properties loext:padding="0cm" loext:border="none"/>
    </style:style>
    <style:style style:name="P54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loext:padding="0cm" loext:border="none"/>
    </style:style>
    <style:style style:name="P55" style:family="paragraph" style:parent-style-name="Text_20_body">
      <style:paragraph-properties fo:margin-left="0cm" fo:margin-right="0cm" fo:margin-top="0cm" fo:margin-bottom="0cm" style:contextual-spacing="false" fo:text-indent="0cm" style:auto-text-indent="false" style:writing-mode="lr-tb"/>
      <style:text-properties loext:padding="0cm" loext:border="none"/>
    </style:style>
    <style:style style:name="P56" style:family="paragraph" style:parent-style-name="Text_20_body" style:list-style-name="L31">
      <style:paragraph-properties fo:margin-left="0cm" fo:margin-right="0cm" fo:margin-top="0cm" fo:margin-bottom="0cm" style:contextual-spacing="false" fo:text-indent="0cm" style:auto-text-indent="false" style:writing-mode="lr-tb"/>
      <style:text-properties loext:padding="0cm" loext:border="none"/>
    </style:style>
    <style:style style:name="P57" style:family="paragraph" style:parent-style-name="Text_20_body">
      <style:paragraph-properties fo:margin-left="0cm" fo:margin-right="0cm" fo:margin-top="0cm" fo:margin-bottom="0cm" style:contextual-spacing="false" fo:line-height="125%" fo:text-indent="0cm" style:auto-text-indent="false"/>
      <style:text-properties loext:padding="0cm" loext:border="none"/>
    </style:style>
    <style:style style:name="P58" style:family="paragraph" style:parent-style-name="Text_20_body" style:list-style-name="L33">
      <style:paragraph-properties fo:margin-left="0cm" fo:margin-right="0cm" fo:margin-top="0cm" fo:margin-bottom="0cm" style:contextual-spacing="false" fo:text-indent="0cm" style:auto-text-indent="false" style:writing-mode="lr-tb"/>
      <style:text-properties loext:padding="0cm" loext:border="none"/>
    </style:style>
    <style:style style:name="P59" style:family="paragraph" style:parent-style-name="Text_20_body" style:list-style-name="L44">
      <style:paragraph-properties fo:margin-left="0cm" fo:margin-right="0cm" fo:margin-top="0cm" fo:margin-bottom="0cm" style:contextual-spacing="false" fo:text-indent="0cm" style:auto-text-indent="false" style:writing-mode="lr-tb"/>
      <style:text-properties loext:padding="0cm" loext:border="none"/>
    </style:style>
    <style:style style:name="P60" style:family="paragraph" style:parent-style-name="Text_20_body" style:list-style-name="L45">
      <style:paragraph-properties fo:margin-left="0cm" fo:margin-right="0cm" fo:margin-top="0cm" fo:margin-bottom="0cm" style:contextual-spacing="false" fo:text-indent="0cm" style:auto-text-indent="false" style:writing-mode="lr-tb"/>
      <style:text-properties loext:padding="0cm" loext:border="none"/>
    </style:style>
    <style:style style:name="P61" style:family="paragraph" style:parent-style-name="Text_20_body" style:list-style-name="L46">
      <style:paragraph-properties fo:margin-left="0cm" fo:margin-right="0cm" fo:margin-top="0cm" fo:margin-bottom="0cm" style:contextual-spacing="false" fo:text-indent="0cm" style:auto-text-indent="false" style:writing-mode="lr-tb"/>
      <style:text-properties loext:padding="0cm" loext:border="none"/>
    </style:style>
    <style:style style:name="P62" style:family="paragraph" style:parent-style-name="Text_20_body" style:list-style-name="L47">
      <style:paragraph-properties fo:margin-left="0cm" fo:margin-right="0cm" fo:margin-top="0cm" fo:margin-bottom="0cm" style:contextual-spacing="false" fo:text-indent="0cm" style:auto-text-indent="false" style:writing-mode="lr-tb"/>
      <style:text-properties loext:padding="0cm" loext:border="none"/>
    </style:style>
    <style:style style:name="P63" style:family="paragraph" style:parent-style-name="Text_20_body" style:list-style-name="L15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64" style:family="paragraph" style:parent-style-name="Text_20_body" style:list-style-name="L16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65" style:family="paragraph" style:parent-style-name="Text_20_body" style:list-style-name="L17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66" style:family="paragraph" style:parent-style-name="Text_20_body" style:list-style-name="L18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67" style:family="paragraph" style:parent-style-name="Text_20_body" style:list-style-name="L19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68" style:family="paragraph" style:parent-style-name="Text_20_body" style:list-style-name="L20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69" style:family="paragraph" style:parent-style-name="Text_20_body" style:list-style-name="L21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70" style:family="paragraph" style:parent-style-name="Text_20_body" style:list-style-name="L24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71" style:family="paragraph" style:parent-style-name="Text_20_body" style:list-style-name="L25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72" style:family="paragraph" style:parent-style-name="Text_20_body" style:list-style-name="L26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73" style:family="paragraph" style:parent-style-name="Text_20_body" style:list-style-name="L27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74" style:family="paragraph" style:parent-style-name="Text_20_body">
      <style:paragraph-properties fo:margin-left="0cm" fo:margin-right="0cm" fo:text-indent="0cm" style:auto-text-indent="false"/>
    </style:style>
    <style:style style:name="P75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76" style:family="paragraph" style:parent-style-name="Text_20_body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77" style:family="paragraph" style:parent-style-name="Text_20_body" style:list-style-name="L28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78" style:family="paragraph" style:parent-style-name="Text_20_body" style:list-style-name="L29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79" style:family="paragraph" style:parent-style-name="Text_20_body" style:list-style-name="L30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80" style:family="paragraph" style:parent-style-name="Text_20_body" style:list-style-name="L31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81" style:family="paragraph" style:parent-style-name="Text_20_body">
      <style:paragraph-properties fo:margin-left="0cm" fo:margin-right="0cm" fo:margin-top="0cm" fo:margin-bottom="0cm" style:contextual-spacing="false" fo:text-indent="0cm" style:auto-text-indent="false" style:writing-mode="lr-tb"/>
      <style:text-properties loext:padding-left="0.049cm" loext:padding-right="0cm" loext:padding-top="0.049cm" loext:padding-bottom="0.049cm" loext:border-left="0.06pt solid #000000" loext:border-right="none" loext:border-top="0.06pt solid #000000" loext:border-bottom="0.06pt solid #000000"/>
    </style:style>
    <style:style style:name="P82" style:family="paragraph" style:parent-style-name="Text_20_body" style:list-style-name="L32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P83" style:family="paragraph" style:parent-style-name="Text_20_body" style:list-style-name="L34">
      <style:paragraph-properties fo:margin-left="0cm" fo:margin-right="0cm" fo:margin-top="0.106cm" fo:margin-bottom="0.106cm" style:contextual-spacing="false" fo:text-indent="0cm" style:auto-text-indent="false" style:writing-mode="lr-tb"/>
    </style:style>
    <style:style style:name="P84" style:family="paragraph" style:parent-style-name="Text_20_body" style:list-style-name="L35">
      <style:paragraph-properties fo:margin-left="0cm" fo:margin-right="0cm" fo:margin-top="0.106cm" fo:margin-bottom="0.106cm" style:contextual-spacing="false" fo:text-indent="0cm" style:auto-text-indent="false" style:writing-mode="lr-tb"/>
    </style:style>
    <style:style style:name="P85" style:family="paragraph" style:parent-style-name="Text_20_body" style:list-style-name="L36">
      <style:paragraph-properties fo:margin-left="0cm" fo:margin-right="0cm" fo:margin-top="0.106cm" fo:margin-bottom="0.106cm" style:contextual-spacing="false" fo:text-indent="0cm" style:auto-text-indent="false" style:writing-mode="lr-tb"/>
    </style:style>
    <style:style style:name="P86" style:family="paragraph" style:parent-style-name="Text_20_body" style:list-style-name="L37">
      <style:paragraph-properties fo:margin-left="0cm" fo:margin-right="0cm" fo:margin-top="0.106cm" fo:margin-bottom="0.106cm" style:contextual-spacing="false" fo:text-indent="0cm" style:auto-text-indent="false" style:writing-mode="lr-tb"/>
    </style:style>
    <style:style style:name="P87" style:family="paragraph" style:parent-style-name="Text_20_body" style:list-style-name="L38">
      <style:paragraph-properties fo:margin-left="0cm" fo:margin-right="0cm" fo:margin-top="0.106cm" fo:margin-bottom="0.106cm" style:contextual-spacing="false" fo:text-indent="0cm" style:auto-text-indent="false" style:writing-mode="lr-tb"/>
    </style:style>
    <style:style style:name="P88" style:family="paragraph" style:parent-style-name="Text_20_body" style:list-style-name="L39">
      <style:paragraph-properties fo:margin-left="0cm" fo:margin-right="0cm" fo:margin-top="0.106cm" fo:margin-bottom="0.106cm" style:contextual-spacing="false" fo:text-indent="0cm" style:auto-text-indent="false" style:writing-mode="lr-tb"/>
    </style:style>
    <style:style style:name="P89" style:family="paragraph" style:parent-style-name="Text_20_body" style:list-style-name="L40">
      <style:paragraph-properties fo:margin-left="0cm" fo:margin-right="0cm" fo:margin-top="0.106cm" fo:margin-bottom="0.106cm" style:contextual-spacing="false" fo:text-indent="0cm" style:auto-text-indent="false" style:writing-mode="lr-tb"/>
    </style:style>
    <style:style style:name="P90" style:family="paragraph" style:parent-style-name="Text_20_body" style:list-style-name="L41">
      <style:paragraph-properties fo:margin-left="0cm" fo:margin-right="0cm" fo:margin-top="0.106cm" fo:margin-bottom="0.106cm" style:contextual-spacing="false" fo:text-indent="0cm" style:auto-text-indent="false" style:writing-mode="lr-tb"/>
    </style:style>
    <style:style style:name="P91" style:family="paragraph" style:parent-style-name="Text_20_body" style:list-style-name="L42">
      <style:paragraph-properties fo:margin-left="0cm" fo:margin-right="0cm" fo:margin-top="0.106cm" fo:margin-bottom="0.106cm" style:contextual-spacing="false" fo:text-indent="0cm" style:auto-text-indent="false" style:writing-mode="lr-tb"/>
    </style:style>
    <style:style style:name="P92" style:family="paragraph" style:parent-style-name="Text_20_body" style:list-style-name="L43">
      <style:paragraph-properties fo:margin-left="0cm" fo:margin-right="0cm" fo:margin-top="0.106cm" fo:margin-bottom="0.106cm" style:contextual-spacing="false" fo:text-indent="0cm" style:auto-text-indent="false" style:writing-mode="lr-tb"/>
    </style:style>
    <style:style style:name="P93" style:family="paragraph" style:parent-style-name="Text_20_body" style:list-style-name="L48">
      <style:paragraph-properties fo:margin-left="0cm" fo:margin-right="0cm" fo:margin-top="0cm" fo:margin-bottom="0cm" style:contextual-spacing="false" fo:text-indent="0cm" style:auto-text-indent="false" style:writing-mode="lr-tb"/>
    </style:style>
    <style:style style:name="T1" style:family="text">
      <style:text-properties officeooo:rsid="000bcf16"/>
    </style:style>
    <style:style style:name="T2" style:family="text">
      <style:text-properties fo:font-style="italic" officeooo:rsid="000bcf16" style:font-style-asian="italic" style:font-style-complex="italic"/>
    </style:style>
    <style:style style:name="T3" style:family="text">
      <style:text-properties loext:padding="0cm" loext:border="none"/>
    </style:style>
    <style:style style:name="T4" style:family="text">
      <style:text-properties officeooo:rsid="000cdde9"/>
    </style:style>
    <style:style style:name="T5" style:family="text">
      <style:text-properties style:text-underline-style="solid" style:text-underline-width="auto" style:text-underline-color="font-color" loext:padding="0cm" loext:border="non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from-left" style:horizontal-rel="page" fo:padding="0cm" fo:border="none"/>
    </style:style>
    <style:style style:name="fr3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ge" fo:padding="0cm" fo:border="none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Marco18" text:anchor-type="page" text:anchor-page-number="1" svg:x="0.635cm" svg:y="0.635cm" svg:width="1.27cm" draw:z-index="26">
        <draw:text-box fo:min-height="1.27cm">
          <text:p text:style-name="P5"/>
        </draw:text-box>
      </draw:frame>
      <draw:frame draw:style-name="fr1" draw:name="Marco10" text:anchor-type="page" text:anchor-page-number="1" svg:x="0.635cm" svg:y="0.635cm" svg:width="1.27cm" draw:z-index="16">
        <draw:text-box fo:min-height="1.27cm">
          <text:p text:style-name="P5"/>
        </draw:text-box>
      </draw:frame>
      <draw:frame draw:style-name="fr1" draw:name="Marco4" text:anchor-type="page" text:anchor-page-number="1" svg:x="0.635cm" svg:y="0.635cm" svg:width="1.27cm" draw:z-index="7">
        <draw:text-box fo:min-height="1.27cm">
          <text:p text:style-name="P5"/>
        </draw:text-box>
      </draw:frame>
      <draw:frame draw:style-name="fr3" draw:name="Marco2" text:anchor-type="page" text:anchor-page-number="1" svg:x="0.635cm" svg:y="0.635cm" svg:width="1.27cm" draw:z-index="0">
        <draw:text-box fo:min-height="1.27cm">
          <text:p text:style-name="P5"/>
        </draw:text-box>
      </draw:frame>
      <draw:frame draw:style-name="fr3" draw:name="Marco12" text:anchor-type="page" text:anchor-page-number="1" svg:x="0.635cm" svg:y="0.635cm" svg:width="1.27cm" draw:z-index="1">
        <draw:text-box fo:min-height="1.27cm">
          <text:p text:style-name="P5"/>
        </draw:text-box>
      </draw:frame>
      <draw:frame draw:style-name="fr3" draw:name="Marco19" text:anchor-type="page" text:anchor-page-number="1" svg:x="0.635cm" svg:y="0.635cm" svg:width="1.27cm" draw:z-index="2">
        <draw:text-box fo:min-height="1.27cm">
          <text:p text:style-name="P5"/>
        </draw:text-box>
      </draw:frame>
      <draw:frame draw:style-name="fr3" draw:name="Marco26" text:anchor-type="page" text:anchor-page-number="1" svg:x="0.635cm" svg:y="0.635cm" svg:width="1.27cm" draw:z-index="3">
        <draw:text-box fo:min-height="1.27cm">
          <text:p text:style-name="P5"/>
        </draw:text-box>
      </draw:frame>
      <text:h text:style-name="P19" text:outline-level="1"><text:span text:style-name="T1">2</text:span><text:span text:style-name="T4">7</text:span>-2-2024</text:h>
      <text:p text:style-name="P24"><draw:frame draw:style-name="fr2" draw:name="Marco1" text:anchor-type="char" svg:x="0cm" svg:width="0.041cm" draw:z-index="4"><draw:text-box fo:min-height="0.041cm"><text:p text:style-name="P5">Se abre en una ventana nueva</text:p></draw:text-box></draw:frame><text:span text:style-name="T3"><text:line-break/> Consulta las últimas novedades en el </text:span><text:a xlink:type="simple" xlink:href="https://support.google.com/gemini?p=privacy_help" office:target-frame-name="_blank" xlink:show="new" text:style-name="Internet_20_link" text:visited-style-name="Visited_20_Internet_20_Link"><text:span text:style-name="T5">Centro de privacidad de las aplicaciones de Gemini</text:span></text:a></text:p>
      <text:p text:style-name="P23">close</text:p>
      <text:section text:style-name="Sect1" text:name="chat-history">
        <text:p text:style-name="P12"><draw:frame draw:style-name="fr4" draw:name="Imagen1" text:anchor-type="as-char" svg:width="0.847cm" svg:height="0.847cm" draw:z-index="6"><draw:image xlink:href="Pictures/10000001000000400000004025262017456DCF7E.png" xlink:type="simple" xlink:show="embed" xlink:actuate="onLoad" draw:mime-type="image/png"/><svg:title>imagen de perfil</svg:title></draw:frame></text:p>
        <text:section text:style-name="Sect1" text:name="user-query-content-0">
          <text:h text:style-name="P2" text:outline-level="2">¿qué es el RAID en almacenamiento?</text:h>
        </text:section>
        <text:p text:style-name="P9">volume_up</text:p>
        <text:p text:style-name="P9"><draw:frame draw:style-name="fr4" draw:name="Imagen2" text:anchor-type="as-char" svg:width="0.741cm" svg:height="0.741cm" draw:z-index="8"><draw:image xlink:href="Pictures/10000553000030FD000030FDF380B138A240FE3E.svg" xlink:type="simple" xlink:show="embed" xlink:actuate="onLoad" draw:mime-type="image/svg+xml"/><draw:image xlink:href="Pictures/10000001000001DA000001DAAD6D4639EF4BF0B3.png" xlink:type="simple" xlink:show="embed" xlink:actuate="onLoad" draw:mime-type="image/png"/></draw:frame></text:p>
        <text:p text:style-name="P9"><draw:frame draw:style-name="fr4" draw:name="Imagen3" text:anchor-type="as-char" svg:width="0.741cm" svg:height="0.741cm" draw:z-index="9"><draw:image xlink:href="Pictures/1000152500000D5500000D55350555A9DF8893E6.svg" xlink:type="simple" xlink:show="embed" xlink:actuate="onLoad" draw:mime-type="image/svg+xml"/><draw:image xlink:href="Pictures/100000010000008100000081A917EDB1A775DD0D.png" xlink:type="simple" xlink:show="embed" xlink:actuate="onLoad" draw:mime-type="image/png"/><svg:title>🚀</svg:title></draw:frame></text:p>
        <text:p text:style-name="P3"><text:span text:style-name="T3">RAID, o Matriz redundante de discos independientes (por sus siglas en inglés), es un sistema de almacenamiento que combina dos o más unidades de disco (discos duros o SSD) para funcionar como una sola unidad lógica. Ofrece diferentes ventajas en cuanto a </text:span><text:span text:style-name="Strong_20_Emphasis"><text:span text:style-name="T3">rendimiento</text:span></text:span><text:span text:style-name="T3">, </text:span><text:span text:style-name="Strong_20_Emphasis"><text:span text:style-name="T3">redundancia</text:span></text:span><text:span text:style-name="T3"> y </text:span><text:span text:style-name="Strong_20_Emphasis"><text:span text:style-name="T3">capacidad</text:span></text:span><text:span text:style-name="T3">, dependiendo del tipo de configuración RAID que se elija.</text:span></text:p>
        <text:p text:style-name="P3"><text:span text:style-name="Strong_20_Emphasis"><text:span text:style-name="T3">Tipos de RAID:</text:span></text:span></text:p>
        <text:list text:style-name="L28">
          <text:list-item>
            <text:p text:style-name="P77"><text:span text:style-name="Strong_20_Emphasis"><text:span text:style-name="T3">RAID 0:</text:span></text:span><text:span text:style-name="T3"> Distribuye los datos en bloques a través de los discos, aumentando la velocidad de lectura y escritura. No ofrece redundancia, por lo que si un disco falla, se pierden todos los datos.</text:span></text:p>
          </text:list-item>
          <text:list-item>
            <text:p text:style-name="P77"><text:span text:style-name="Strong_20_Emphasis"><text:span text:style-name="T3">RAID 1:</text:span></text:span><text:span text:style-name="T3"> Crea una copia espejo de los datos en dos o más discos. En caso de fallo de un disco, la información sigue disponible en el otro. Reduce la capacidad de almacenamiento a la mitad.</text:span></text:p>
          </text:list-item>
          <text:list-item>
            <text:p text:style-name="P77"><text:span text:style-name="Strong_20_Emphasis"><text:span text:style-name="T3">RAID 5:</text:span></text:span><text:span text:style-name="T3"> Distribuye los datos y la información de paridad (para la recuperación de datos) en tres o más discos. Ofrece un buen equilibrio entre rendimiento, redundancia y capacidad.</text:span></text:p>
          </text:list-item>
          <text:list-item>
            <text:p text:style-name="P77"><text:span text:style-name="Strong_20_Emphasis"><text:span text:style-name="T3">RAID 10:</text:span></text:span><text:span text:style-name="T3"> Combina las ventajas de RAID 0 y RAID 1. Crea una copia espejo de los datos en dos conjuntos de discos RAID 0. Ofrece alta velocidad de lectura y escritura, pero requiere al menos cuatro discos.</text:span></text:p>
          </text:list-item>
        </text:list>
        <text:p text:style-name="P3"><text:span text:style-name="Strong_20_Emphasis"><text:span text:style-name="T3">Beneficios de usar RAID:</text:span></text:span></text:p>
        <text:list text:style-name="L29">
          <text:list-item>
            <text:p text:style-name="P78"><text:span text:style-name="Strong_20_Emphasis"><text:span text:style-name="T3">Mayor rendimiento:</text:span></text:span><text:span text:style-name="T3"> Algunos niveles de RAID, como RAID 0 y RAID 5, pueden aumentar la velocidad de lectura y escritura de datos.</text:span></text:p>
          </text:list-item>
          <text:list-item>
            <text:p text:style-name="P78"><text:span text:style-name="Strong_20_Emphasis"><text:span text:style-name="T3">Redundancia:</text:span></text:span><text:span text:style-name="T3"> Protege los datos contra la pérdida en caso de fallo de un disco.</text:span></text:p>
          </text:list-item>
          <text:list-item>
            <text:p text:style-name="P78"><text:span text:style-name="Strong_20_Emphasis"><text:span text:style-name="T3">Mayor capacidad:</text:span></text:span><text:span text:style-name="T3"> Algunos niveles de RAID, como RAID 5, permiten aprovechar la capacidad total de todos los discos.</text:span></text:p>
          </text:list-item>
        </text:list>
        <text:p text:style-name="P3"><text:span text:style-name="Strong_20_Emphasis"><text:span text:style-name="T3">Desventajas de usar RAID:</text:span></text:span></text:p>
        <text:list text:style-name="L30">
          <text:list-item>
            <text:p text:style-name="P79"><text:span text:style-name="Strong_20_Emphasis"><text:span text:style-name="T3">Costo:</text:span></text:span><text:span text:style-name="T3"> Los sistemas RAID pueden ser más costosos que usar discos individuales, ya que requieren al menos dos unidades.</text:span></text:p>
          </text:list-item>
          <text:list-item>
            <text:p text:style-name="P79"><text:span text:style-name="Strong_20_Emphasis"><text:span text:style-name="T3">Complejidad:</text:span></text:span><text:span text:style-name="T3"> La configuración y gestión de un sistema RAID puede ser más compleja que la de un disco único.</text:span></text:p>
          </text:list-item>
          <text:list-item>
            <text:p text:style-name="P79"><text:span text:style-name="Strong_20_Emphasis"><text:span text:style-name="T3">Pérdida de datos:</text:span></text:span><text:span text:style-name="T3"> Si se produce un fallo en varios discos, dependiendo del nivel de RAID, se pueden perder todos los datos.</text:span></text:p>
          </text:list-item>
        </text:list>
        <text:p text:style-name="P3"><text:span text:style-name="Strong_20_Emphasis"><text:span text:style-name="T3">Elegir el nivel de RAID adecuado:</text:span></text:span></text:p>
        <text:p text:style-name="P3"><text:span text:style-name="T3">La elección del nivel de RAID adecuado dependerá de sus necesidades específicas. Si busca </text:span><text:span text:style-name="Strong_20_Emphasis"><text:span text:style-name="T3">velocidad</text:span></text:span><text:span text:style-name="T3">, RAID 0 o RAID 10 podrían ser buenas opciones. Si la </text:span><text:span text:style-name="Strong_20_Emphasis"><text:span text:style-name="T3">redundancia</text:span></text:span><text:span text:style-name="T3"> es lo más </text:span><text:soft-page-break/><text:span text:style-name="T3">importante, RAID 1 o RAID 5 son buenas alternativas. Si busca un equilibrio entre </text:span><text:span text:style-name="Strong_20_Emphasis"><text:span text:style-name="T3">rendimiento</text:span></text:span><text:span text:style-name="T3">, </text:span><text:span text:style-name="Strong_20_Emphasis"><text:span text:style-name="T3">redundancia</text:span></text:span><text:span text:style-name="T3"> y </text:span><text:span text:style-name="Strong_20_Emphasis"><text:span text:style-name="T3">capacidad</text:span></text:span><text:span text:style-name="T3">, RAID 5 es una buena opción.</text:span></text:p>
        <text:p text:style-name="P3"><text:span text:style-name="Strong_20_Emphasis"><text:span text:style-name="T3">Recursos adicionales:</text:span></text:span></text:p>
        <text:list text:style-name="L31">
          <text:list-item>
            <text:p text:style-name="P80"><text:span text:style-name="T3">¿Qué son los niveles de almacenamiento RAID 0, 1, 5 y 10? | Western Digital: </text:span><text:a xlink:type="simple" xlink:href="https://www.westerndigital.com/es-es/solutions/raid" office:target-frame-name="_blank" xlink:show="new" text:style-name="Internet_20_link" text:visited-style-name="Visited_20_Internet_20_Link"><text:span text:style-name="T3">https://www.westerndigital.com/es-es/solutions/raid</text:span></text:a></text:p>
          </text:list-item>
          <text:list-item>
            <text:p text:style-name="P56">RAID de discos duros: qué son y sus principales tipos - Xataka: [se quitó una URL no válida]</text:p>
          </text:list-item>
          <text:list-item>
            <text:p text:style-name="P56">RAID - Wikipedia, la enciclopedia libre: [se quitó una URL no válida]</text:p>
          </text:list-item>
        </text:list>
        <text:p text:style-name="P57"><draw:frame draw:style-name="fr2" draw:name="Marco7" text:anchor-type="char" svg:x="0cm" svg:width="1.058cm" draw:z-index="12"><draw:text-box fo:min-height="1.058cm"><text:p text:style-name="P5"/></draw:text-box></draw:frame><draw:frame draw:style-name="fr2" draw:name="Marco6" text:anchor-type="char" svg:x="0cm" svg:width="1.058cm" draw:z-index="11"><draw:text-box fo:min-height="1.058cm"><text:p text:style-name="P5"/></draw:text-box></draw:frame><draw:frame draw:style-name="fr2" draw:name="Marco5" text:anchor-type="char" svg:x="0cm" svg:width="1.058cm" draw:z-index="10"><draw:text-box fo:min-height="1.058cm"><text:p text:style-name="P5"/></draw:text-box></draw:frame>share</text:p>
        <text:p text:style-name="P57"><draw:frame draw:style-name="fr2" draw:name="Marco9" text:anchor-type="char" svg:x="0cm" svg:width="1.058cm" draw:z-index="14"><draw:text-box fo:min-height="1.058cm"><text:p text:style-name="P5"/></draw:text-box></draw:frame><draw:frame draw:style-name="fr2" draw:name="Marco8" text:anchor-type="char" svg:x="0cm" svg:width="1.058cm" draw:z-index="13"><draw:text-box fo:min-height="1.058cm"><text:p text:style-name="P5"/></draw:text-box></draw:frame>more_vert</text:p>
        <text:section text:style-name="Sect1" text:name="feedback-form-0">
          <text:p text:style-name="P4"/>
        </text:section>
        <text:section text:style-name="Sect1" text:name="factuality-form-0">
          <text:p text:style-name="P4"/>
        </text:section>
        <text:p text:style-name="P12"><draw:frame draw:style-name="fr4" draw:name="Imagen4" text:anchor-type="as-char" svg:width="0.847cm" svg:height="0.847cm" draw:z-index="15"><draw:image xlink:href="Pictures/10000001000000400000004025262017456DCF7E.png" xlink:type="simple" xlink:show="embed" xlink:actuate="onLoad" draw:mime-type="image/png"/><svg:title>imagen de perfil</svg:title></draw:frame></text:p>
        <text:section text:style-name="Sect1" text:name="user-query-content-1">
          <text:h text:style-name="P2" text:outline-level="2">Nombres de los sistemas raid (striping, mirror, tec) en formato tabla con descripción y escenarios de uso</text:h>
        </text:section>
        <text:p text:style-name="P9">volume_up</text:p>
        <text:p text:style-name="P9"><draw:frame draw:style-name="fr4" draw:name="Imagen5" text:anchor-type="as-char" svg:width="0.741cm" svg:height="0.741cm" draw:z-index="17"><draw:image xlink:href="Pictures/10000553000030FD000030FDF380B138A240FE3E.svg" xlink:type="simple" xlink:show="embed" xlink:actuate="onLoad" draw:mime-type="image/svg+xml"/><draw:image xlink:href="Pictures/10000001000001DA000001DAAD6D4639EF4BF0B3.png" xlink:type="simple" xlink:show="embed" xlink:actuate="onLoad" draw:mime-type="image/png"/></draw:frame></text:p>
        <text:p text:style-name="P9"><draw:frame draw:style-name="fr4" draw:name="Imagen6" text:anchor-type="as-char" svg:width="0.741cm" svg:height="0.741cm" draw:z-index="18"><draw:image xlink:href="Pictures/1000152500000D5500000D55350555A9DF8893E6.svg" xlink:type="simple" xlink:show="embed" xlink:actuate="onLoad" draw:mime-type="image/svg+xml"/><draw:image xlink:href="Pictures/100000010000008100000081A917EDB1A775DD0D.png" xlink:type="simple" xlink:show="embed" xlink:actuate="onLoad" draw:mime-type="image/png"/><svg:title>🚀</svg:title></draw:frame></text:p>
        <text:h text:style-name="P6" text:outline-level="2">Nombres de los sistemas RAID</text:h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>
            <table:table-cell table:style-name="Tabla1.A1" office:value-type="string">
              <text:p text:style-name="P15">Nivel RAID</text:p>
            </table:table-cell>
            <table:table-cell table:style-name="Tabla1.A1" office:value-type="string">
              <text:p text:style-name="P15">Nombre</text:p>
            </table:table-cell>
            <table:table-cell table:style-name="Tabla1.A1" office:value-type="string">
              <text:p text:style-name="P15">Descripción</text:p>
            </table:table-cell>
            <table:table-cell table:style-name="Tabla1.A1" office:value-type="string">
              <text:p text:style-name="P15">Escenario de uso</text:p>
            </table:table-cell>
          </table:table-row>
          <table:table-row>
            <table:table-cell table:style-name="Tabla1.A2" office:value-type="string">
              <text:p text:style-name="P13">0</text:p>
            </table:table-cell>
            <table:table-cell table:style-name="Tabla1.A2" office:value-type="string">
              <text:p text:style-name="P13">Striping</text:p>
            </table:table-cell>
            <table:table-cell table:style-name="Tabla1.A2" office:value-type="string">
              <text:p text:style-name="P13">Distribuye los datos en bloques a través de los discos, aumentando la velocidad de lectura y escritura. <text:span text:style-name="Strong_20_Emphasis">No ofrece redundancia</text:span>.</text:p>
            </table:table-cell>
            <table:table-cell table:style-name="Tabla1.A2" office:value-type="string">
              <text:p text:style-name="P13">Almacenamiento de archivos grandes que no necesitan ser redundantes, como archivos de video o audio.</text:p>
            </table:table-cell>
          </table:table-row>
          <table:table-row>
            <table:table-cell table:style-name="Tabla1.A2" office:value-type="string">
              <text:p text:style-name="P13">1</text:p>
            </table:table-cell>
            <table:table-cell table:style-name="Tabla1.A2" office:value-type="string">
              <text:p text:style-name="P13">Mirroring</text:p>
            </table:table-cell>
            <table:table-cell table:style-name="Tabla1.A2" office:value-type="string">
              <text:p text:style-name="P13">Crea una copia espejo de los datos en dos o más discos. En caso de fallo de un disco, la información sigue disponible en el otro. <text:span text:style-name="Strong_20_Emphasis">Reduce la capacidad de almacenamiento a la mitad</text:span>.</text:p>
            </table:table-cell>
            <table:table-cell table:style-name="Tabla1.A2" office:value-type="string">
              <text:p text:style-name="P13">Almacenamiento de datos críticos que necesitan estar siempre disponibles, como bases de datos o sistemas operativos.</text:p>
            </table:table-cell>
          </table:table-row>
          <table:table-row>
            <table:table-cell table:style-name="Tabla1.A2" office:value-type="string">
              <text:p text:style-name="P13">5</text:p>
            </table:table-cell>
            <table:table-cell table:style-name="Tabla1.A2" office:value-type="string">
              <text:p text:style-name="P13">Striping con paridad</text:p>
            </table:table-cell>
            <table:table-cell table:style-name="Tabla1.A2" office:value-type="string">
              <text:p text:style-name="P13">Distribuye los datos y la información de paridad (para la recuperación de datos) en tres o más discos. Ofrece un buen equilibrio entre rendimiento, redundancia y capacidad.</text:p>
            </table:table-cell>
            <table:table-cell table:style-name="Tabla1.A2" office:value-type="string">
              <text:p text:style-name="P13">Almacenamiento de datos que necesitan un buen equilibrio entre rendimiento, redundancia y capacidad, como archivos de aplicaciones o documentos.</text:p>
            </table:table-cell>
          </table:table-row>
          <table:table-row>
            <table:table-cell table:style-name="Tabla1.A2" office:value-type="string">
              <text:p text:style-name="P13">10</text:p>
            </table:table-cell>
            <table:table-cell table:style-name="Tabla1.A2" office:value-type="string">
              <text:p text:style-name="P13">Mirroring + Striping</text:p>
            </table:table-cell>
            <table:table-cell table:style-name="Tabla1.A2" office:value-type="string">
              <text:p text:style-name="P13">Combina las ventajas de RAID 0 y RAID 1. Crea una copia espejo de los datos en dos conjuntos de discos RAID 0. Ofrece <text:soft-page-break/>alta velocidad de lectura y escritura, pero requiere al menos cuatro discos.</text:p>
            </table:table-cell>
            <table:table-cell table:style-name="Tabla1.A2" office:value-type="string">
              <text:p text:style-name="P14">Almacenamiento de datos críticos que necesitan un alto rendimiento y redundancia, como servidores de <text:soft-page-break/>correo electrónico o aplicaciones web.</text:p>
            </table:table-cell>
          </table:table-row>
        </table:table>
        <text:p text:style-name="P17"><draw:frame draw:style-name="fr2" draw:name="Marco11" text:anchor-type="char" svg:x="0cm" svg:width="6.138cm" draw:z-index="19"><draw:text-box fo:min-height="1.058cm"><text:p text:style-name="P5"/></draw:text-box></draw:frame><text:span text:style-name="T3">drive_spreadsheet</text:span>Exportar a Hojas de cálculo</text:p>
        <text:h text:style-name="P6" text:outline-level="2">Otros sistemas RAID</text:h>
        <text:list text:style-name="L32">
          <text:list-item>
            <text:p text:style-name="P82"><text:span text:style-name="Strong_20_Emphasis"><text:span text:style-name="T3">RAID 0+1:</text:span></text:span><text:span text:style-name="T3"> Similar a RAID 10, pero usa dos conjuntos de discos independientes. Ofrece mayor flexibilidad, pero requiere más discos.</text:span></text:p>
          </text:list-item>
          <text:list-item>
            <text:p text:style-name="P82"><text:span text:style-name="Strong_20_Emphasis"><text:span text:style-name="T3">RAID 6:</text:span></text:span><text:span text:style-name="T3"> Similar a RAID 5, pero usa dos bits de paridad para una mayor protección contra la pérdida de datos. Requiere al menos cuatro discos.</text:span></text:p>
          </text:list-item>
          <text:list-item>
            <text:p text:style-name="P82"><text:span text:style-name="Strong_20_Emphasis"><text:span text:style-name="T3">RAID 50:</text:span></text:span><text:span text:style-name="T3"> Combina RAID 0 y RAID 5. Ofrece un alto rendimiento y capacidad, pero requiere al menos seis discos.</text:span></text:p>
          </text:list-item>
        </text:list>
        <text:h text:style-name="P6" text:outline-level="2">Consideraciones adicionales</text:h>
        <text:list text:style-name="L33">
          <text:list-item>
            <text:p text:style-name="P58">La elección del nivel RAID adecuado dependerá de sus necesidades específicas.</text:p>
          </text:list-item>
          <text:list-item>
            <text:p text:style-name="P58">Es importante tener en cuenta el costo, la complejidad y la capacidad de cada nivel RAID.</text:p>
          </text:list-item>
          <text:list-item>
            <text:p text:style-name="P58">Se recomienda realizar una copia de seguridad de sus datos antes de configurar un sistema RAID.</text:p>
          </text:list-item>
        </text:list>
        <text:p text:style-name="P57"><draw:frame draw:style-name="fr2" draw:name="Marco15" text:anchor-type="char" svg:x="0cm" svg:width="1.058cm" draw:z-index="22"><draw:text-box fo:min-height="1.058cm"><text:p text:style-name="P5"/></draw:text-box></draw:frame><draw:frame draw:style-name="fr2" draw:name="Marco14" text:anchor-type="char" svg:x="0cm" svg:width="1.058cm" draw:z-index="21"><draw:text-box fo:min-height="1.058cm"><text:p text:style-name="P5"/></draw:text-box></draw:frame><draw:frame draw:style-name="fr2" draw:name="Marco13" text:anchor-type="char" svg:x="0cm" svg:width="1.058cm" draw:z-index="20"><draw:text-box fo:min-height="1.058cm"><text:p text:style-name="P5"/></draw:text-box></draw:frame>share</text:p>
        <text:p text:style-name="P57"><draw:frame draw:style-name="fr2" draw:name="Marco17" text:anchor-type="char" svg:x="0cm" svg:width="1.058cm" draw:z-index="24"><draw:text-box fo:min-height="1.058cm"><text:p text:style-name="P5"/></draw:text-box></draw:frame><draw:frame draw:style-name="fr2" draw:name="Marco16" text:anchor-type="char" svg:x="0cm" svg:width="1.058cm" draw:z-index="23"><draw:text-box fo:min-height="1.058cm"><text:p text:style-name="P5"/></draw:text-box></draw:frame>more_vert</text:p>
        <text:section text:style-name="Sect1" text:name="feedback-form-1">
          <text:p text:style-name="P4"/>
        </text:section>
        <text:section text:style-name="Sect1" text:name="factuality-form-1">
          <text:p text:style-name="P4"/>
        </text:section>
        <text:p text:style-name="P12"><draw:frame draw:style-name="fr4" draw:name="Imagen7" text:anchor-type="as-char" svg:width="0.847cm" svg:height="0.847cm" draw:z-index="25"><draw:image xlink:href="Pictures/10000001000000400000004025262017456DCF7E.png" xlink:type="simple" xlink:show="embed" xlink:actuate="onLoad" draw:mime-type="image/png"/><svg:title>imagen de perfil</svg:title></draw:frame></text:p>
        <text:section text:style-name="Sect1" text:name="user-query-content-2">
          <text:h text:style-name="P2" text:outline-level="2">Indicame la diferencia entre los discos básicos y los discos dinámicos en sistema windows</text:h>
        </text:section>
        <text:p text:style-name="P4">edit</text:p>
        <text:p text:style-name="P9">Mostrar versiones</text:p>
        <text:section text:style-name="Sect1" text:name="cdk-accordion-child-3">
          <text:list text:style-name="L34">
            <text:list-item>
              <text:p text:style-name="P83"/>
            </text:list-item>
          </text:list>
          <text:list text:style-name="L35">
            <text:list-item>
              <text:p text:style-name="P84"/>
            </text:list-item>
          </text:list>
          <text:list text:style-name="L36">
            <text:list-item>
              <text:p text:style-name="P85"/>
            </text:list-item>
          </text:list>
          <text:list text:style-name="L37">
            <text:list-item>
              <text:p text:style-name="P86"/>
            </text:list-item>
          </text:list>
          <text:list text:style-name="L38">
            <text:list-item>
              <text:p text:style-name="P87"/>
            </text:list-item>
          </text:list>
          <table:table table:name="Tabla2" table:style-name="Tabla2">
            <table:table-column table:style-name="Tabla2.A"/>
            <table:table-column table:style-name="Tabla2.B"/>
            <table:table-column table:style-name="Tabla2.C"/>
            <table:table-row>
              <table:table-cell table:style-name="Tabla2.A1" office:value-type="string">
                <text:p text:style-name="P30"/>
              </table:table-cell>
              <table:table-cell table:style-name="Tabla2.A1" office:value-type="string">
                <text:p text:style-name="P30"/>
              </table:table-cell>
              <table:table-cell table:style-name="Tabla2.A1" office:value-type="string">
                <text:p text:style-name="P30"/>
              </table:table-cell>
            </table:table-row>
            <table:table-row>
              <table:table-cell table:style-name="Tabla2.A2" office:value-type="string">
                <text:p text:style-name="P28"/>
              </table:table-cell>
              <table:table-cell table:style-name="Tabla2.A2" office:value-type="string">
                <text:p text:style-name="P28"/>
              </table:table-cell>
              <table:table-cell table:style-name="Tabla2.A2" office:value-type="string">
                <text:p text:style-name="P28"/>
              </table:table-cell>
            </table:table-row>
            <table:table-row>
              <table:table-cell table:style-name="Tabla2.A2" office:value-type="string">
                <text:p text:style-name="P28"/>
              </table:table-cell>
              <table:table-cell table:style-name="Tabla2.A2" office:value-type="string">
                <text:p text:style-name="P28"/>
              </table:table-cell>
              <table:table-cell table:style-name="Tabla2.A2" office:value-type="string">
                <text:p text:style-name="P28"/>
              </table:table-cell>
            </table:table-row>
            <table:table-row>
              <table:table-cell table:style-name="Tabla2.A2" office:value-type="string">
                <text:p text:style-name="P28"/>
              </table:table-cell>
              <table:table-cell table:style-name="Tabla2.A2" office:value-type="string">
                <text:p text:style-name="P28"/>
              </table:table-cell>
              <table:table-cell table:style-name="Tabla2.A2" office:value-type="string">
                <text:p text:style-name="P28"/>
              </table:table-cell>
            </table:table-row>
            <table:table-row>
              <table:table-cell table:style-name="Tabla2.A2" office:value-type="string">
                <text:p text:style-name="P28"/>
              </table:table-cell>
              <table:table-cell table:style-name="Tabla2.A2" office:value-type="string">
                <text:p text:style-name="P28"/>
              </table:table-cell>
              <table:table-cell table:style-name="Tabla2.A2" office:value-type="string">
                <text:p text:style-name="P28"/>
              </table:table-cell>
            </table:table-row>
            <table:table-row>
              <table:table-cell table:style-name="Tabla2.A2" office:value-type="string">
                <text:p text:style-name="P28"/>
              </table:table-cell>
              <table:table-cell table:style-name="Tabla2.A2" office:value-type="string">
                <text:p text:style-name="P28"/>
              </table:table-cell>
              <table:table-cell table:style-name="Tabla2.A2" office:value-type="string">
                <text:p text:style-name="P28"/>
              </table:table-cell>
            </table:table-row>
            <table:table-row>
              <table:table-cell table:style-name="Tabla2.A2" office:value-type="string">
                <text:p text:style-name="P28"/>
              </table:table-cell>
              <table:table-cell table:style-name="Tabla2.A2" office:value-type="string">
                <text:p text:style-name="P28"/>
              </table:table-cell>
              <table:table-cell table:style-name="Tabla2.A2" office:value-type="string">
                <text:p text:style-name="P28"/>
              </table:table-cell>
            </table:table-row>
            <table:table-row>
              <table:table-cell table:style-name="Tabla2.A2" office:value-type="string">
                <text:p text:style-name="P28"/>
              </table:table-cell>
              <table:table-cell table:style-name="Tabla2.A2" office:value-type="string">
                <text:p text:style-name="P28"/>
              </table:table-cell>
              <table:table-cell table:style-name="Tabla2.A2" office:value-type="string">
                <text:p text:style-name="P27"/>
              </table:table-cell>
            </table:table-row>
          </table:table>
          <text:list text:style-name="L39">
            <text:list-item>
              <text:p text:style-name="P88"/>
            </text:list-item>
          </text:list>
          <text:list text:style-name="L40">
            <text:list-item>
              <text:p text:style-name="P89"/>
            </text:list-item>
          </text:list>
          <text:list text:style-name="L41">
            <text:list-item>
              <text:p text:style-name="P90"/>
            </text:list-item>
          </text:list>
          <text:list text:style-name="L42">
            <text:list-item>
              <text:p text:style-name="P91"><text:soft-page-break/></text:p>
            </text:list-item>
          </text:list>
          <table:table table:name="Tabla3" table:style-name="Tabla3">
            <table:table-column table:style-name="Tabla3.A"/>
            <table:table-column table:style-name="Tabla3.B"/>
            <table:table-column table:style-name="Tabla3.C"/>
            <table:table-row>
              <table:table-cell table:style-name="Tabla3.A1" office:value-type="string">
                <text:p text:style-name="P30"/>
              </table:table-cell>
              <table:table-cell table:style-name="Tabla3.A1" office:value-type="string">
                <text:p text:style-name="P30"/>
              </table:table-cell>
              <table:table-cell table:style-name="Tabla3.A1" office:value-type="string">
                <text:p text:style-name="P30"/>
              </table:table-cell>
            </table:table-row>
            <table:table-row>
              <table:table-cell table:style-name="Tabla3.A2" office:value-type="string">
                <text:p text:style-name="P28"/>
              </table:table-cell>
              <table:table-cell table:style-name="Tabla3.A2" office:value-type="string">
                <text:p text:style-name="P28"/>
              </table:table-cell>
              <table:table-cell table:style-name="Tabla3.A2" office:value-type="string">
                <text:p text:style-name="P28"/>
              </table:table-cell>
            </table:table-row>
            <table:table-row>
              <table:table-cell table:style-name="Tabla3.A2" office:value-type="string">
                <text:p text:style-name="P28"/>
              </table:table-cell>
              <table:table-cell table:style-name="Tabla3.A2" office:value-type="string">
                <text:p text:style-name="P28"/>
              </table:table-cell>
              <table:table-cell table:style-name="Tabla3.A2" office:value-type="string">
                <text:p text:style-name="P28"/>
              </table:table-cell>
            </table:table-row>
            <table:table-row>
              <table:table-cell table:style-name="Tabla3.A2" office:value-type="string">
                <text:p text:style-name="P28"/>
              </table:table-cell>
              <table:table-cell table:style-name="Tabla3.A2" office:value-type="string">
                <text:p text:style-name="P28"/>
              </table:table-cell>
              <table:table-cell table:style-name="Tabla3.A2" office:value-type="string">
                <text:p text:style-name="P28"/>
              </table:table-cell>
            </table:table-row>
            <table:table-row>
              <table:table-cell table:style-name="Tabla3.A2" office:value-type="string">
                <text:p text:style-name="P28"/>
              </table:table-cell>
              <table:table-cell table:style-name="Tabla3.A2" office:value-type="string">
                <text:p text:style-name="P28"/>
              </table:table-cell>
              <table:table-cell table:style-name="Tabla3.A2" office:value-type="string">
                <text:p text:style-name="P28"/>
              </table:table-cell>
            </table:table-row>
            <table:table-row>
              <table:table-cell table:style-name="Tabla3.A2" office:value-type="string">
                <text:p text:style-name="P28"/>
              </table:table-cell>
              <table:table-cell table:style-name="Tabla3.A2" office:value-type="string">
                <text:p text:style-name="P28"/>
              </table:table-cell>
              <table:table-cell table:style-name="Tabla3.A2" office:value-type="string">
                <text:p text:style-name="P27"/>
              </table:table-cell>
            </table:table-row>
          </table:table>
          <text:list text:style-name="L43">
            <text:list-item>
              <text:p text:style-name="P92"/>
            </text:list-item>
          </text:list>
        </text:section>
        <text:p text:style-name="P9">volume_up</text:p>
        <text:p text:style-name="P9"><draw:frame draw:style-name="fr4" draw:name="Imagen8" text:anchor-type="as-char" svg:width="0.741cm" svg:height="0.741cm" draw:z-index="27"><draw:image xlink:href="Pictures/10000553000030FD000030FDF380B138A240FE3E.svg" xlink:type="simple" xlink:show="embed" xlink:actuate="onLoad" draw:mime-type="image/svg+xml"/><draw:image xlink:href="Pictures/10000001000001DA000001DAAD6D4639EF4BF0B3.png" xlink:type="simple" xlink:show="embed" xlink:actuate="onLoad" draw:mime-type="image/png"/></draw:frame></text:p>
        <text:p text:style-name="P9"><draw:frame draw:style-name="fr4" draw:name="Imagen9" text:anchor-type="as-char" svg:width="0.741cm" svg:height="0.741cm" draw:z-index="28"><draw:image xlink:href="Pictures/1000152500000D5500000D55350555A9DF8893E6.svg" xlink:type="simple" xlink:show="embed" xlink:actuate="onLoad" draw:mime-type="image/svg+xml"/><draw:image xlink:href="Pictures/100000010000008100000081A917EDB1A775DD0D.png" xlink:type="simple" xlink:show="embed" xlink:actuate="onLoad" draw:mime-type="image/png"/><svg:title>🚀</svg:title></draw:frame></text:p>
        <text:h text:style-name="P6" text:outline-level="2">Diferencias entre discos básicos y discos dinámicos en Windows:</text:h>
        <text:p text:style-name="P3"><text:span text:style-name="Strong_20_Emphasis"><text:span text:style-name="T3">Discos básicos:</text:span></text:span></text:p>
        <text:list text:style-name="L44">
          <text:list-item>
            <text:p text:style-name="P59">Son la forma más simple de organizar un disco duro en Windows.</text:p>
          </text:list-item>
          <text:list-item>
            <text:p text:style-name="P59">Utilizan una tabla de particiones para dividir el disco en una o varias particiones.</text:p>
          </text:list-item>
          <text:list-item>
            <text:p text:style-name="P59">Cada partición tiene un sistema de archivos independiente (por ejemplo, NTFS, FAT32).</text:p>
          </text:list-item>
          <text:list-item>
            <text:p text:style-name="P59">Son compatibles con todas las versiones de Windows.</text:p>
          </text:list-item>
          <text:list-item>
            <text:p text:style-name="P59">Son más fáciles de configurar y administrar.</text:p>
          </text:list-item>
          <text:list-item>
            <text:p text:style-name="P59">No ofrecen funciones avanzadas como la tolerancia a fallos o la expansión de volúmenes.</text:p>
          </text:list-item>
        </text:list>
        <text:p text:style-name="P3"><text:span text:style-name="Strong_20_Emphasis"><text:span text:style-name="T3">Discos dinámicos:</text:span></text:span></text:p>
        <text:list text:style-name="L45">
          <text:list-item>
            <text:p text:style-name="P60">Son un tipo más avanzado de organización de discos que ofrece mayor flexibilidad y funcionalidad.</text:p>
          </text:list-item>
          <text:list-item>
            <text:p text:style-name="P60">No utilizan una tabla de particiones, sino una base de datos para administrar los volúmenes.</text:p>
          </text:list-item>
          <text:list-item>
            <text:p text:style-name="P60">Los volúmenes pueden abarcar varios discos físicos (volúmenes distribuidos) o ser tolerantes a fallos (volúmenes reflejados, RAID-5).</text:p>
          </text:list-item>
          <text:list-item>
            <text:p text:style-name="P60">Ofrecen funciones avanzadas como la expansión de volúmenes en línea, la creación de volúmenes con diferentes niveles de RAID y la tolerancia a fallos.</text:p>
          </text:list-item>
          <text:list-item>
            <text:p text:style-name="P60">No son compatibles con todas las versiones de Windows.</text:p>
          </text:list-item>
          <text:list-item>
            <text:p text:style-name="P60">Son más complejos de configurar y administrar.</text:p>
          </text:list-item>
        </text:list>
        <text:p text:style-name="P3"><text:span text:style-name="Strong_20_Emphasis"><text:span text:style-name="T3">En resumen:</text:span></text:span></text:p>
        <text:list text:style-name="L46">
          <text:list-item>
            <text:p text:style-name="P61">Los discos básicos son más simples, compatibles y fáciles de usar, pero no ofrecen funciones avanzadas.</text:p>
          </text:list-item>
          <text:list-item>
            <text:p text:style-name="P61">Los discos dinámicos son más flexibles, funcionales y ofrecen mayor seguridad, pero son más complejos de configurar y administrar.</text:p>
          </text:list-item>
        </text:list>
        <text:p text:style-name="P3"><text:span text:style-name="Strong_20_Emphasis"><text:span text:style-name="T3">Elección del tipo de disco:</text:span></text:span></text:p>
        <text:p text:style-name="P7">La elección del tipo de disco adecuado dependerá de sus necesidades específicas:</text:p>
        <text:list text:style-name="L47">
          <text:list-item>
            <text:p text:style-name="P62">Si necesita un disco simple para almacenar datos y no necesita funciones avanzadas, un disco básico es la mejor opción.</text:p>
          </text:list-item>
          <text:list-item>
            <text:p text:style-name="P62">Si necesita un disco con mayor flexibilidad, funcionalidad y seguridad, un disco dinámico es la mejor opción.</text:p>
          </text:list-item>
        </text:list>
        <text:p text:style-name="P3"><text:span text:style-name="Strong_20_Emphasis"><text:span text:style-name="T3">Recursos adicionales:</text:span></text:span></text:p>
        <text:list text:style-name="L48">
          <text:list-item>
            <text:p text:style-name="P93"><text:span text:style-name="T3">Discos básicos y dinámicos - Win32 apps - Microsoft Learn: </text:span><text:a xlink:type="simple" xlink:href="https://learn.microsoft.com/es-es/windows/win32/fileio/basic-and-dynamic-disks" office:target-frame-name="_blank" xlink:show="new" text:style-name="Internet_20_link" text:visited-style-name="Visited_20_Internet_20_Link"><text:span text:style-name="T3">https://learn.microsoft.com/es-es/windows/win32/fileio/basic-and-dynamic-disks</text:span></text:a></text:p>
          </text:list-item>
          <text:list-item>
            <text:p text:style-name="P93"><text:soft-page-break/><text:span text:style-name="T3">Diferencia entre disco dinámico y disco básico. - MercadoIT: </text:span><text:a xlink:type="simple" xlink:href="https://m.youtube.com/watch?v=m0f9Byc4Rfw" office:target-frame-name="_blank" xlink:show="new" text:style-name="Internet_20_link" text:visited-style-name="Visited_20_Internet_20_Link"><text:span text:style-name="T3">https://m.youtube.com/watch?v=m0f9Byc4Rfw</text:span></text:a></text:p>
          </text:list-item>
          <text:list-item>
            <text:p text:style-name="P93"><text:span text:style-name="T3">Disco Dinámico VS Disco Básico, ¿Cuál es la diferencia y cómo convertirlos?: </text:span><text:a xlink:type="simple" xlink:href="https://www.mercadoit.com/blog/noticias-it/diferencias-entre-disco-dinamico-y-disco-basico/" office:target-frame-name="_blank" xlink:show="new" text:style-name="Internet_20_link" text:visited-style-name="Visited_20_Internet_20_Link"><text:span text:style-name="T3">https://www.mercadoit.com/blog/noticias-it/diferencias-entre-disco-dinamico-y-disco-basico/</text:span></text:a></text:p>
          </text:list-item>
        </text:list>
      </text:section>
      <text:p text:style-name="Text_20_body"><draw:frame draw:style-name="fr2" draw:name="Marco3" text:anchor-type="char" svg:x="-264.583cm" svg:width="0.041cm" draw:z-index="5"><draw:text-box fo:min-height="0.041cm"><text:h text:style-name="P20" text:outline-level="1">Conversación con Gemini</text:h></draw:text-box></draw:frame></text:p>
      <text:p text:style-name="P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loext:graphic-properties draw:opacity="50%"/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as-char" svg:y="0cm" style:wrap="none" style:vertical-pos="middle" style:vertical-rel="line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4e427" officeooo:paragraph-rsid="0004e42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CF SAN BLAS – Curso MONTAJE SISTEMAS MICROINFORMÁTICOS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4T16:56:00.328088129</meta:creation-date>
    <dc:date>2024-02-27T09:23:25.512000000</dc:date>
    <meta:editing-duration>PT7H4M40S</meta:editing-duration>
    <meta:editing-cycles>8</meta:editing-cycles>
    <meta:generator>LibreOffice/7.6.2.1$Windows_X86_64 LibreOffice_project/56f7684011345957bbf33a7ee678afaf4d2ba333</meta:generator>
    <meta:document-statistic meta:table-count="3" meta:image-count="9" meta:object-count="0" meta:page-count="5" meta:paragraph-count="113" meta:word-count="1175" meta:character-count="7187" meta:non-whitespace-character-count="6151"/>
  </office:meta>
</office:document-meta>
</file>